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rsid="001ffd82" officeooo:paragraph-rsid="001ffd82"/>
    </style:style>
    <style:style style:name="P2" style:family="paragraph" style:parent-style-name="Heading_20_1">
      <style:text-properties officeooo:rsid="00213a94" officeooo:paragraph-rsid="00213a94"/>
    </style:style>
    <style:style style:name="P3" style:family="paragraph" style:parent-style-name="Heading_20_1">
      <style:text-properties officeooo:rsid="0022ae53" officeooo:paragraph-rsid="0022ae53"/>
    </style:style>
    <style:style style:name="P4" style:family="paragraph" style:parent-style-name="Text_20_body">
      <style:text-properties officeooo:rsid="001ffd82" officeooo:paragraph-rsid="001ffd82"/>
    </style:style>
    <style:style style:name="P5" style:family="paragraph" style:parent-style-name="Text_20_body">
      <style:text-properties officeooo:rsid="00213a94" officeooo:paragraph-rsid="00213a94"/>
    </style:style>
    <style:style style:name="P6" style:family="paragraph" style:parent-style-name="Text_20_body">
      <style:text-properties officeooo:rsid="00217e27" officeooo:paragraph-rsid="00217e27"/>
    </style:style>
    <style:style style:name="P7" style:family="paragraph" style:parent-style-name="Text_20_body">
      <style:text-properties officeooo:rsid="0022ae53" officeooo:paragraph-rsid="0022ae53"/>
    </style:style>
    <style:style style:name="P8" style:family="paragraph" style:parent-style-name="Heading_20_3">
      <style:text-properties officeooo:rsid="00217e27" officeooo:paragraph-rsid="00217e27"/>
    </style:style>
    <style:style style:name="P9" style:family="paragraph" style:parent-style-name="Title">
      <style:text-properties officeooo:rsid="001ffd82" officeooo:paragraph-rsid="001ffd82"/>
    </style:style>
    <style:style style:name="P10" style:family="paragraph" style:parent-style-name="Heading_20_2">
      <style:text-properties officeooo:rsid="0022ae53" officeooo:paragraph-rsid="0022ae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éance 5 : les TEI Guidelines</text:p>
      <text:p text:style-name="P4">Les guidelines ne sont pas imposées, elles accompagnent dans l’encodage. Elles permettent aussi aux autres de comprendre l’encodage.</text:p>
      <text:h text:style-name="P1" text:outline-level="1">Les principes de Poughkeepsie (1987)</text:h>
      <text:p text:style-name="P4">Né avant les recommandations du W3C, pour donner des recommandations <text:s/>pour les textes en XML. Ces recommandations proposent des standards, des principes abstraits, et un ensemble de conventions pour l’encodage de nouveaux textes.</text:p>
      <text:p text:style-name="P4"/>
      <text:h text:style-name="P2" text:outline-level="1">Découpages des balises</text:h>
      <text:p text:style-name="P5">Les balises sont regroupées au sein de modules, et dans une annonce ODD (et pas DTD), en appelant un module, on autorise toutes les balises qui le composent. Les modules sont des regroupements thématiques de modules.</text:p>
      <text:p text:style-name="P5">Pour chaque balise, une suite d’attributs est proposée. Les attributs sont cependant regroupés en classes d’attributs, pour avoir un package d’attributs possibles.</text:p>
      <text:p text:style-name="P5">Il y a des classes de modèles, semblables aux modules, mais selon un regroupement différent.</text:p>
      <text:p text:style-name="P5"/>
      <text:h text:style-name="P8" text:outline-level="3">Découpage en modules</text:h>
      <text:p text:style-name="P6">4 modules sont obligatoires en TEI.</text:p>
      <text:p text:style-name="P6"/>
      <text:h text:style-name="P3" text:outline-level="1">Différence entre ref et id <text:s/>|| Pointeur et référence</text:h>
      <text:h text:style-name="P10" text:outline-level="2">Ref</text:h>
      <text:p text:style-name="P7">Ref= pointeur = multiple = occurrences d’un terme dans le texte</text:p>
      <text:p text:style-name="P7"/>
      <text:p text:style-name="P7">C’est un attribut pour indiquer à chaque qu’un terme indexé apparaît.</text:p>
      <text:p text:style-name="P7">Exemple : &lt;persName ref=’’#Gringoire’’&gt;</text:p>
      <text:h text:style-name="P10" text:outline-level="2">Id</text:h>
      <text:p text:style-name="P7">Id = référence unique = paratexte</text:p>
      <text:p text:style-name="P7">&lt;index xml:id=’’1’’&gt;</text:p>
      <text:p text:style-name="P7"/>
      <text:p text:style-name="P7"><text:soft-page-break/>L’id, c’est une valeur unique associée à un nom etc. qui servira de référence pour des occurrences dans un tex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4:31:58.917388713</meta:creation-date>
    <dc:date>2019-10-30T16:10:24.866248640</dc:date>
    <meta:editing-duration>PT1H38M26S</meta:editing-duration>
    <meta:editing-cycles>4</meta:editing-cycles>
    <meta:generator>LibreOffice/6.0.7.3$Linux_X86_64 LibreOffice_project/00m0$Build-3</meta:generator>
    <meta:document-statistic meta:table-count="0" meta:image-count="0" meta:object-count="0" meta:page-count="2" meta:paragraph-count="19" meta:word-count="212" meta:character-count="1368" meta:non-whitespace-character-count="1173"/>
  </office:meta>
</office:document-meta>
</file>